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1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33:40.750877645</dc:date>
    <meta:editing-duration>PT3M4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592cm" xlink:href="." xlink:type="simple" chart:class="chart:scatter" chart:style-name="ch1">
        <chart:plot-area chart:style-name="ch2" chart:data-source-has-labels="both" svg:x="0.303cm" svg:y="0.171cm" svg:width="14.586cm" svg:height="8.25cm">
          <chartooo:coordinate-region svg:x="0.845cm" svg:y="0.37cm" svg:width="13.95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69303395120692">
                <text:p>0.469303395120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69303395120694">
                <text:p>0.469303395120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36197149921864">
                <text:p>1.36197149921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